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unks" table:style-name="ta1">
        <table:shapes>
          <draw:frame draw:z-index="0" draw:style-name="gr1" draw:text-style-name="P1" svg:width="505.08pt" svg:height="425.4pt" svg:x="42.8pt" svg:y="112.2pt">
            <loext:p draw:notify-on-update-of-ranges="chunks.B1:chunks.M1 chunks.A2:chunks.A2 chunks.B2:chunks.M2 chunks.B5:chunks.M5 chunks.B6:chunks.M6 chunks.A3:chunks.A3 chunks.B3:chunks.M3 chunks.A4:chunks.A4 chunks.B4:chunks.M4"/>
            <draw:object xlink:href="./Object 1" xlink:type="simple" xlink:show="embed" xlink:actuate="onLoad"/>
            <draw:image xlink:href="./ObjectReplacements/Object 1" xlink:type="simple" xlink:show="embed" xlink:actuate="onLoad"/>
            <svg:title>df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.35385" calcext:value-type="float">
            <text:p>402.35385</text:p>
          </table:table-cell>
          <table:table-cell office:value-type="float" office:value="376.76845" calcext:value-type="float">
            <text:p>376.76845</text:p>
          </table:table-cell>
          <table:table-cell office:value-type="float" office:value="353.9605" calcext:value-type="float">
            <text:p>353.9605</text:p>
          </table:table-cell>
          <table:table-cell office:value-type="float" office:value="350.1685" calcext:value-type="float">
            <text:p>350.1685</text:p>
          </table:table-cell>
          <table:table-cell office:value-type="float" office:value="342.76105" calcext:value-type="float">
            <text:p>342.76105</text:p>
          </table:table-cell>
          <table:table-cell office:value-type="float" office:value="334.38115" calcext:value-type="float">
            <text:p>334.38115</text:p>
          </table:table-cell>
          <table:table-cell office:value-type="float" office:value="330.27365" calcext:value-type="float">
            <text:p>330.27365</text:p>
          </table:table-cell>
          <table:table-cell office:value-type="float" office:value="330.46515" calcext:value-type="float">
            <text:p>330.46515</text:p>
          </table:table-cell>
          <table:table-cell office:value-type="float" office:value="325.45885" calcext:value-type="float">
            <text:p>325.45885</text:p>
          </table:table-cell>
          <table:table-cell office:value-type="float" office:value="344.98405" calcext:value-type="float">
            <text:p>344.98405</text:p>
          </table:table-cell>
          <table:table-cell office:value-type="float" office:value="384.8725" calcext:value-type="float">
            <text:p>384.8725</text:p>
          </table:table-cell>
          <table:table-cell office:value-type="float" office:value="422.4767" calcext:value-type="float">
            <text:p>422.476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72.715" calcext:value-type="float">
            <text:p>472.715</text:p>
          </table:table-cell>
          <table:table-cell office:value-type="float" office:value="407.9" calcext:value-type="float">
            <text:p>407.9</text:p>
          </table:table-cell>
          <table:table-cell office:value-type="float" office:value="384.085" calcext:value-type="float">
            <text:p>384.085</text:p>
          </table:table-cell>
          <table:table-cell office:value-type="float" office:value="383.013" calcext:value-type="float">
            <text:p>383.013</text:p>
          </table:table-cell>
          <table:table-cell office:value-type="float" office:value="374.041" calcext:value-type="float">
            <text:p>374.041</text:p>
          </table:table-cell>
          <table:table-cell office:value-type="float" office:value="360.971" calcext:value-type="float">
            <text:p>360.971</text:p>
          </table:table-cell>
          <table:table-cell office:value-type="float" office:value="361.705" calcext:value-type="float">
            <text:p>361.705</text:p>
          </table:table-cell>
          <table:table-cell office:value-type="float" office:value="352.984" calcext:value-type="float">
            <text:p>352.984</text:p>
          </table:table-cell>
          <table:table-cell office:value-type="float" office:value="359.02" calcext:value-type="float">
            <text:p>359.02</text:p>
          </table:table-cell>
          <table:table-cell office:value-type="float" office:value="376.359" calcext:value-type="float">
            <text:p>376.359</text:p>
          </table:table-cell>
          <table:table-cell office:value-type="float" office:value="424.633" calcext:value-type="float">
            <text:p>424.633</text:p>
          </table:table-cell>
          <table:table-cell office:value-type="float" office:value="462.269" calcext:value-type="float">
            <text:p>462.2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63.571" calcext:value-type="float">
            <text:p>363.571</text:p>
          </table:table-cell>
          <table:table-cell office:value-type="float" office:value="341.851" calcext:value-type="float">
            <text:p>341.851</text:p>
          </table:table-cell>
          <table:table-cell office:value-type="float" office:value="310.73" calcext:value-type="float">
            <text:p>310.73</text:p>
          </table:table-cell>
          <table:table-cell office:value-type="float" office:value="309.648" calcext:value-type="float">
            <text:p>309.648</text:p>
          </table:table-cell>
          <table:table-cell office:value-type="float" office:value="311.255" calcext:value-type="float">
            <text:p>311.255</text:p>
          </table:table-cell>
          <table:table-cell office:value-type="float" office:value="291.175" calcext:value-type="float">
            <text:p>291.175</text:p>
          </table:table-cell>
          <table:table-cell office:value-type="float" office:value="296.934" calcext:value-type="float">
            <text:p>296.934</text:p>
          </table:table-cell>
          <table:table-cell office:value-type="float" office:value="292.626" calcext:value-type="float">
            <text:p>292.626</text:p>
          </table:table-cell>
          <table:table-cell office:value-type="float" office:value="286.008" calcext:value-type="float">
            <text:p>286.008</text:p>
          </table:table-cell>
          <table:table-cell office:value-type="float" office:value="299.058" calcext:value-type="float">
            <text:p>299.058</text:p>
          </table:table-cell>
          <table:table-cell office:value-type="float" office:value="344.436" calcext:value-type="float">
            <text:p>344.436</text:p>
          </table:table-cell>
          <table:table-cell office:value-type="float" office:value="371.487" calcext:value-type="float">
            <text:p>371.487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table:formula="of:=[.B3]-[.B2]" office:value-type="float" office:value="70.36115" calcext:value-type="float">
            <text:p>70.36115</text:p>
          </table:table-cell>
          <table:table-cell table:formula="of:=[.C3]-[.C2]" office:value-type="float" office:value="31.13155" calcext:value-type="float">
            <text:p>31.13155</text:p>
          </table:table-cell>
          <table:table-cell table:formula="of:=[.D3]-[.D2]" office:value-type="float" office:value="30.1245" calcext:value-type="float">
            <text:p>30.1245</text:p>
          </table:table-cell>
          <table:table-cell table:formula="of:=[.E3]-[.E2]" office:value-type="float" office:value="32.8445" calcext:value-type="float">
            <text:p>32.8445</text:p>
          </table:table-cell>
          <table:table-cell table:formula="of:=[.F3]-[.F2]" office:value-type="float" office:value="31.27995" calcext:value-type="float">
            <text:p>31.27995</text:p>
          </table:table-cell>
          <table:table-cell table:formula="of:=[.G3]-[.G2]" office:value-type="float" office:value="26.58985" calcext:value-type="float">
            <text:p>26.58985</text:p>
          </table:table-cell>
          <table:table-cell table:formula="of:=[.H3]-[.H2]" office:value-type="float" office:value="31.43135" calcext:value-type="float">
            <text:p>31.43135</text:p>
          </table:table-cell>
          <table:table-cell table:formula="of:=[.I3]-[.I2]" office:value-type="float" office:value="22.51885" calcext:value-type="float">
            <text:p>22.51885</text:p>
          </table:table-cell>
          <table:table-cell table:formula="of:=[.J3]-[.J2]" office:value-type="float" office:value="33.56115" calcext:value-type="float">
            <text:p>33.56115</text:p>
          </table:table-cell>
          <table:table-cell table:formula="of:=[.K3]-[.K2]" office:value-type="float" office:value="31.37495" calcext:value-type="float">
            <text:p>31.37495</text:p>
          </table:table-cell>
          <table:table-cell table:formula="of:=[.L3]-[.L2]" office:value-type="float" office:value="39.7605" calcext:value-type="float">
            <text:p>39.7605</text:p>
          </table:table-cell>
          <table:table-cell table:formula="of:=[.M3]-[.M2]" office:value-type="float" office:value="39.7923" calcext:value-type="float">
            <text:p>39.7923</text:p>
          </table:table-cell>
        </table:table-row>
        <table:table-row table:style-name="ro1">
          <table:table-cell office:value-type="string" calcext:value-type="string">
            <text:p>dn</text:p>
          </table:table-cell>
          <table:table-cell table:formula="of:=[.B2]-[.B4]" office:value-type="float" office:value="38.78285" calcext:value-type="float">
            <text:p>38.78285</text:p>
          </table:table-cell>
          <table:table-cell table:formula="of:=[.C2]-[.C4]" office:value-type="float" office:value="34.91745" calcext:value-type="float">
            <text:p>34.91745</text:p>
          </table:table-cell>
          <table:table-cell table:formula="of:=[.D2]-[.D4]" office:value-type="float" office:value="43.2305" calcext:value-type="float">
            <text:p>43.2305</text:p>
          </table:table-cell>
          <table:table-cell table:formula="of:=[.E2]-[.E4]" office:value-type="float" office:value="40.5205" calcext:value-type="float">
            <text:p>40.5205</text:p>
          </table:table-cell>
          <table:table-cell table:formula="of:=[.F2]-[.F4]" office:value-type="float" office:value="31.50605" calcext:value-type="float">
            <text:p>31.50605</text:p>
          </table:table-cell>
          <table:table-cell table:formula="of:=[.G2]-[.G4]" office:value-type="float" office:value="43.20615" calcext:value-type="float">
            <text:p>43.20615</text:p>
          </table:table-cell>
          <table:table-cell table:formula="of:=[.H2]-[.H4]" office:value-type="float" office:value="33.3396499999999" calcext:value-type="float">
            <text:p>33.33965</text:p>
          </table:table-cell>
          <table:table-cell table:formula="of:=[.I2]-[.I4]" office:value-type="float" office:value="37.83915" calcext:value-type="float">
            <text:p>37.83915</text:p>
          </table:table-cell>
          <table:table-cell table:formula="of:=[.J2]-[.J4]" office:value-type="float" office:value="39.45085" calcext:value-type="float">
            <text:p>39.45085</text:p>
          </table:table-cell>
          <table:table-cell table:formula="of:=[.K2]-[.K4]" office:value-type="float" office:value="45.92605" calcext:value-type="float">
            <text:p>45.92605</text:p>
          </table:table-cell>
          <table:table-cell table:formula="of:=[.L2]-[.L4]" office:value-type="float" office:value="40.4365" calcext:value-type="float">
            <text:p>40.4365</text:p>
          </table:table-cell>
          <table:table-cell table:formula="of:=[.M2]-[.M4]" office:value-type="float" office:value="50.9897" calcext:value-type="float">
            <text:p>50.9897</text:p>
          </table:table-cell>
        </table:table-row>
      </table:table>
      <table:named-expressions/>
      <table:database-ranges>
        <table:database-range table:name="__Anonymous_Sheet_DB__0" table:target-range-address="chunks.A1:chunks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9:26:00.4455258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9:39:08.453511990</dc:date>
    <meta:editing-duration>PT34M45S</meta:editing-duration>
    <meta:editing-cycles>7</meta:editing-cycles>
    <meta:generator>LibreOffice/5.1.4.2$Linux_X86_64 LibreOffice_project/10m0$Build-2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hunks.B5:chunks.M5" chart:error-lower-range="chunks.B6:chunks.M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chunks.B5:chunks.M5" chart:error-lower-range="chunks.B6:chunks.M6" loext:std-weight="1"/>
      <style:graphic-properties draw:stroke="dash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19cm" svg:height="15.008cm" xlink:href=".." xlink:type="simple" chart:class="chart:line" chart:style-name="ch1">
        <chart:title svg:x="6.14cm" svg:y="0.436cm" chart:style-name="ch2">
          <text:p>Cilk2 runtime vs chunksize</text:p>
        </chart:title>
        <chart:subtitle svg:x="6.921cm" svg:y="1.515cm" chart:style-name="ch3">
          <text:p>on 100 million integers</text:p>
        </chart:subtitle>
        <chart:legend chart:legend-position="end" svg:x="16.403cm" svg:y="6.707cm" style:legend-expansion="high" chart:style-name="ch4"/>
        <chart:plot-area chart:style-name="ch5" table:cell-range-address="chunks.A1:chunks.M4" chart:data-source-has-labels="both" svg:x="1.367cm" svg:y="2.498cm" svg:width="14.68cm" svg:height="11.229cm">
          <chartooo:coordinate-region svg:x="2.174cm" svg:y="2.697cm" svg:width="13.223cm" svg:height="10.383cm"/>
          <chart:axis chart:dimension="x" chart:name="primary-x" chart:style-name="ch6" chartooo:axis-type="auto">
            <chartooo:date-scale/>
            <chart:title svg:x="7.882cm" svg:y="14.027cm" chart:style-name="ch7">
              <text:p>chunk size</text:p>
            </chart:title>
            <chart:categories table:cell-range-address="chunks.B1:chunks.M1"/>
          </chart:axis>
          <chart:axis chart:dimension="y" chart:name="primary-y" chart:style-name="ch8">
            <chart:title svg:x="0.451cm" svg:y="9.135cm" chart:style-name="ch9">
              <text:p>Runtime (ms)</text:p>
            </chart:title>
            <chart:grid chart:style-name="ch10" chart:class="major"/>
          </chart:axis>
          <chart:series chart:style-name="ch11" chart:values-cell-range-address="chunks.B2:chunks.M2" chart:label-cell-address="chunks.A2:chunks.A2" chart:class="chart:line">
            <chart:error-indicator chart:style-name="ch12" chart:dimension="y"/>
            <chart:data-point chart:repeated="12"/>
          </chart:series>
          <chart:series chart:style-name="ch13" chart:values-cell-range-address="chunks.B3:chunks.M3" chart:label-cell-address="chunks.A3:chunks.A3" chart:class="chart:line">
            <chart:data-point chart:repeated="12"/>
          </chart:series>
          <chart:series chart:style-name="ch14" chart:values-cell-range-address="chunks.B4:chunks.M4" chart:label-cell-address="chunks.A4:chunks.A4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hunks.B1:chunks.M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hunks.A2:chunks.A2</svg:desc>
                </draw:g>
              </table:table-cell>
              <table:table-cell office:value-type="float" office:value="402.35385">
                <text:p>402.35385</text:p>
                <draw:g>
                  <svg:desc>chunks.B2:chunks.M2</svg:desc>
                </draw:g>
              </table:table-cell>
              <table:table-cell office:value-type="float" office:value="376.76845">
                <text:p>376.76845</text:p>
              </table:table-cell>
              <table:table-cell office:value-type="float" office:value="353.9605">
                <text:p>353.9605</text:p>
              </table:table-cell>
              <table:table-cell office:value-type="float" office:value="350.1685">
                <text:p>350.1685</text:p>
              </table:table-cell>
              <table:table-cell office:value-type="float" office:value="342.76105">
                <text:p>342.76105</text:p>
              </table:table-cell>
              <table:table-cell office:value-type="float" office:value="334.38115">
                <text:p>334.38115</text:p>
              </table:table-cell>
              <table:table-cell office:value-type="float" office:value="330.27365">
                <text:p>330.27365</text:p>
              </table:table-cell>
              <table:table-cell office:value-type="float" office:value="330.46515">
                <text:p>330.46515</text:p>
              </table:table-cell>
              <table:table-cell office:value-type="float" office:value="325.45885">
                <text:p>325.45885</text:p>
              </table:table-cell>
              <table:table-cell office:value-type="float" office:value="344.98405">
                <text:p>344.98405</text:p>
              </table:table-cell>
              <table:table-cell office:value-type="float" office:value="384.8725">
                <text:p>384.8725</text:p>
              </table:table-cell>
              <table:table-cell office:value-type="float" office:value="422.4767">
                <text:p>422.4767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70.36115">
                <text:p>70.36115</text:p>
                <draw:g>
                  <svg:desc>chunks.B5:chunks.M5</svg:desc>
                </draw:g>
              </table:table-cell>
              <table:table-cell office:value-type="float" office:value="31.13155">
                <text:p>31.13155</text:p>
              </table:table-cell>
              <table:table-cell office:value-type="float" office:value="30.1245">
                <text:p>30.1245</text:p>
              </table:table-cell>
              <table:table-cell office:value-type="float" office:value="32.8445">
                <text:p>32.8445</text:p>
              </table:table-cell>
              <table:table-cell office:value-type="float" office:value="31.27995">
                <text:p>31.27995</text:p>
              </table:table-cell>
              <table:table-cell office:value-type="float" office:value="26.58985">
                <text:p>26.58985</text:p>
              </table:table-cell>
              <table:table-cell office:value-type="float" office:value="31.43135">
                <text:p>31.43135</text:p>
              </table:table-cell>
              <table:table-cell office:value-type="float" office:value="22.51885">
                <text:p>22.51885</text:p>
              </table:table-cell>
              <table:table-cell office:value-type="float" office:value="33.56115">
                <text:p>33.56115</text:p>
              </table:table-cell>
              <table:table-cell office:value-type="float" office:value="31.37495">
                <text:p>31.37495</text:p>
              </table:table-cell>
              <table:table-cell office:value-type="float" office:value="39.7605">
                <text:p>39.7605</text:p>
              </table:table-cell>
              <table:table-cell office:value-type="float" office:value="39.7923">
                <text:p>39.7923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38.78285">
                <text:p>38.78285</text:p>
                <draw:g>
                  <svg:desc>chunks.B6:chunks.M6</svg:desc>
                </draw:g>
              </table:table-cell>
              <table:table-cell office:value-type="float" office:value="34.91745">
                <text:p>34.91745</text:p>
              </table:table-cell>
              <table:table-cell office:value-type="float" office:value="43.2305">
                <text:p>43.2305</text:p>
              </table:table-cell>
              <table:table-cell office:value-type="float" office:value="40.5205">
                <text:p>40.5205</text:p>
              </table:table-cell>
              <table:table-cell office:value-type="float" office:value="31.50605">
                <text:p>31.50605</text:p>
              </table:table-cell>
              <table:table-cell office:value-type="float" office:value="43.20615">
                <text:p>43.20615</text:p>
              </table:table-cell>
              <table:table-cell office:value-type="float" office:value="33.3396499999999">
                <text:p>33.3396499999999</text:p>
              </table:table-cell>
              <table:table-cell office:value-type="float" office:value="37.83915">
                <text:p>37.83915</text:p>
              </table:table-cell>
              <table:table-cell office:value-type="float" office:value="39.45085">
                <text:p>39.45085</text:p>
              </table:table-cell>
              <table:table-cell office:value-type="float" office:value="45.92605">
                <text:p>45.92605</text:p>
              </table:table-cell>
              <table:table-cell office:value-type="float" office:value="40.4365">
                <text:p>40.4365</text:p>
              </table:table-cell>
              <table:table-cell office:value-type="float" office:value="50.9897">
                <text:p>50.9897</text:p>
              </table:table-cell>
            </table:table-row>
            <table:table-row>
              <table:table-cell office:value-type="string">
                <text:p>max</text:p>
                <draw:g>
                  <svg:desc>chunks.A3:chunks.A3</svg:desc>
                </draw:g>
              </table:table-cell>
              <table:table-cell office:value-type="float" office:value="472.715">
                <text:p>472.715</text:p>
                <draw:g>
                  <svg:desc>chunks.B3:chunks.M3</svg:desc>
                </draw:g>
              </table:table-cell>
              <table:table-cell office:value-type="float" office:value="407.9">
                <text:p>407.9</text:p>
              </table:table-cell>
              <table:table-cell office:value-type="float" office:value="384.085">
                <text:p>384.085</text:p>
              </table:table-cell>
              <table:table-cell office:value-type="float" office:value="383.013">
                <text:p>383.013</text:p>
              </table:table-cell>
              <table:table-cell office:value-type="float" office:value="374.041">
                <text:p>374.041</text:p>
              </table:table-cell>
              <table:table-cell office:value-type="float" office:value="360.971">
                <text:p>360.971</text:p>
              </table:table-cell>
              <table:table-cell office:value-type="float" office:value="361.705">
                <text:p>361.705</text:p>
              </table:table-cell>
              <table:table-cell office:value-type="float" office:value="352.984">
                <text:p>352.984</text:p>
              </table:table-cell>
              <table:table-cell office:value-type="float" office:value="359.02">
                <text:p>359.02</text:p>
              </table:table-cell>
              <table:table-cell office:value-type="float" office:value="376.359">
                <text:p>376.359</text:p>
              </table:table-cell>
              <table:table-cell office:value-type="float" office:value="424.633">
                <text:p>424.633</text:p>
              </table:table-cell>
              <table:table-cell office:value-type="float" office:value="462.269">
                <text:p>462.269</text:p>
              </table:table-cell>
            </table:table-row>
            <table:table-row>
              <table:table-cell office:value-type="string">
                <text:p>min</text:p>
                <draw:g>
                  <svg:desc>chunks.A4:chunks.A4</svg:desc>
                </draw:g>
              </table:table-cell>
              <table:table-cell office:value-type="float" office:value="363.571">
                <text:p>363.571</text:p>
                <draw:g>
                  <svg:desc>chunks.B4:chunks.M4</svg:desc>
                </draw:g>
              </table:table-cell>
              <table:table-cell office:value-type="float" office:value="341.851">
                <text:p>341.851</text:p>
              </table:table-cell>
              <table:table-cell office:value-type="float" office:value="310.73">
                <text:p>310.73</text:p>
              </table:table-cell>
              <table:table-cell office:value-type="float" office:value="309.648">
                <text:p>309.648</text:p>
              </table:table-cell>
              <table:table-cell office:value-type="float" office:value="311.255">
                <text:p>311.255</text:p>
              </table:table-cell>
              <table:table-cell office:value-type="float" office:value="291.175">
                <text:p>291.175</text:p>
              </table:table-cell>
              <table:table-cell office:value-type="float" office:value="296.934">
                <text:p>296.934</text:p>
              </table:table-cell>
              <table:table-cell office:value-type="float" office:value="292.626">
                <text:p>292.626</text:p>
              </table:table-cell>
              <table:table-cell office:value-type="float" office:value="286.008">
                <text:p>286.008</text:p>
              </table:table-cell>
              <table:table-cell office:value-type="float" office:value="299.058">
                <text:p>299.058</text:p>
              </table:table-cell>
              <table:table-cell office:value-type="float" office:value="344.436">
                <text:p>344.436</text:p>
              </table:table-cell>
              <table:table-cell office:value-type="float" office:value="371.487">
                <text:p>371.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